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fill-hatch-solid="true" draw:fill-image-width="0cm" draw:fill-image-height="0cm" draw:textarea-vertical-align="middle"/>
    </style:style>
    <style:style style:name="gr2" style:family="graphic" style:parent-style-name="standard">
      <style:graphic-properties svg:stroke-color="#000000" draw:fill="hatch" draw:fill-color="#ff3333" draw:fill-hatch-name="Black_20_45_20_Degrees" draw:fill-hatch-solid="true" draw:fill-image-width="0cm" draw:fill-image-height="0cm" draw:textarea-vertical-align="middle"/>
    </style:style>
    <style:style style:name="gr3" style:family="graphic" style:parent-style-name="standard">
      <style:graphic-properties svg:stroke-color="#000000" draw:fill="hatch" draw:fill-color="#ff0000" draw:fill-hatch-name="Black_20_45_20_Degrees" draw:fill-hatch-solid="true" draw:fill-image-width="0cm" draw:fill-image-height="0cm" draw:textarea-vertical-align="middle"/>
    </style:style>
    <style:style style:name="gr4" style:family="graphic" style:parent-style-name="standard">
      <style:graphic-properties svg:stroke-color="#000000" draw:fill="solid" draw:fill-color="#9999ff" draw:fill-hatch-solid="true" draw:fill-image-width="0cm" draw:fill-image-height="0cm" draw:textarea-vertical-align="middle"/>
    </style:style>
    <style:style style:name="gr5" style:family="graphic" style:parent-style-name="standard">
      <style:graphic-properties svg:stroke-color="#000000" draw:fill="solid" draw:fill-color="#ff6666" draw:fill-hatch-solid="true" draw:fill-image-width="0cm" draw:fill-image-height="0cm" draw:textarea-vertical-align="middle"/>
    </style:style>
    <style:style style:name="gr6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544cm" fo:min-width="0.782cm"/>
    </style:style>
    <style:style style:name="P1" style:family="paragraph">
      <loext:graphic-properties draw:fill="solid" draw:fill-color="#b2b2b2" draw:fill-hatch-solid="true" draw:fill-image-width="0cm" draw:fill-image-height="0cm"/>
      <style:paragraph-properties fo:text-align="center"/>
    </style:style>
    <style:style style:name="P2" style:family="paragraph">
      <loext:graphic-properties draw:fill="hatch" draw:fill-color="#ff3333" draw:fill-hatch-name="Black_20_45_20_Degrees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hatch" draw:fill-color="#ff0000" draw:fill-hatch-name="Black_20_45_20_Degrees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ff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6666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hatch" draw:fill-color="#00cc00" draw:fill-hatch-name="Black_20_90_20_Degrees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9.799cm" svg:height="11.777cm" svg:x="2.586cm" svg:y="3.161cm" svg:viewBox="0 0 19800 11778" draw:points="386,1122 386,6310 0,6310 0,11778 11829,11778 11829,11217 11957,11077 12343,11077 15557,7572 19800,7572 19800,0 6814,0 386,0">
          <text:p/>
        </draw:polygon>
        <draw:polygon draw:style-name="gr2" draw:text-style-name="P2" draw:layer="layout" svg:width="0.915cm" svg:height="1.388cm" svg:x="12.275cm" svg:y="10.538cm" svg:viewBox="0 0 916 1389" draw:points="0,0 916,0 916,1389 0,1389">
          <text:p/>
        </draw:polygon>
        <draw:polygon draw:style-name="gr3" draw:text-style-name="P3" draw:layer="layout" svg:width="1.281cm" svg:height="2.579cm" svg:x="13.191cm" svg:y="10.538cm" svg:viewBox="0 0 1282 2580" draw:points="0,0 1282,0 1282,2580 0,2580 0,2382">
          <text:p/>
        </draw:polygon>
        <draw:polygon draw:style-name="gr3" draw:text-style-name="P3" draw:layer="layout" svg:width="2.93cm" svg:height="4.961cm" svg:x="13.374cm" svg:y="10.538cm" svg:viewBox="0 0 2931 4962" draw:points="0,2580 0,4962 2015,4962 2015,3175 2931,3175 2931,1588 1465,0 1099,0 1099,2580">
          <text:p/>
        </draw:polygon>
        <draw:polygon draw:style-name="gr3" draw:text-style-name="P3" draw:layer="layout" svg:width="2.38cm" svg:height="3.373cm" svg:x="15.389cm" svg:y="12.126cm" svg:viewBox="0 0 2381 3374" draw:points="916,0 1099,198 1282,0 2381,1191 2381,1985 1465,2977 1099,2977 1099,3374 0,3374 0,1588 916,1588">
          <text:p/>
        </draw:polygon>
        <draw:polygon draw:style-name="gr3" draw:text-style-name="P3" draw:layer="layout" svg:width="1.831cm" svg:height="0.991cm" svg:x="16.488cm" svg:y="10.538cm" svg:viewBox="0 0 1832 992" draw:points="0,0 916,992 1832,992 1832,0">
          <text:p/>
        </draw:polygon>
        <draw:polygon draw:style-name="gr3" draw:text-style-name="P3" draw:layer="layout" svg:width="1.831cm" svg:height="0.991cm" svg:x="18.32cm" svg:y="10.538cm" svg:viewBox="0 0 1832 992" draw:points="0,0 1832,0 1832,992 0,992">
          <text:p/>
        </draw:polygon>
        <draw:polygon draw:style-name="gr3" draw:text-style-name="P3" draw:layer="layout" svg:width="1.098cm" svg:height="0.991cm" svg:x="20.152cm" svg:y="10.538cm" svg:viewBox="0 0 1099 992" draw:points="0,0 1099,0 1099,992 0,992">
          <text:p/>
        </draw:polygon>
        <draw:polygon draw:style-name="gr3" draw:text-style-name="P3" draw:layer="layout" svg:width="1.648cm" svg:height="2.976cm" svg:x="21.251cm" svg:y="8.554cm" svg:viewBox="0 0 1649 2977" draw:points="0,2977 1649,2977 1649,0 1099,0 1099,794 0,794">
          <text:p/>
        </draw:polygon>
        <draw:polygon draw:style-name="gr3" draw:text-style-name="P3" draw:layer="layout" svg:width="1.831cm" svg:height="1.388cm" svg:x="16.305cm" svg:y="8.355cm" svg:viewBox="0 0 1832 1389" draw:points="0,1389 0,0 1832,0 1832,1389">
          <text:p/>
        </draw:polygon>
        <draw:polygon draw:style-name="gr3" draw:text-style-name="P3" draw:layer="layout" svg:width="1.098cm" svg:height="1.388cm" svg:x="18.137cm" svg:y="8.355cm" svg:viewBox="0 0 1099 1389" draw:points="1099,1389 0,1389 0,0 1099,0">
          <text:p/>
        </draw:polygon>
        <draw:polygon draw:style-name="gr3" draw:text-style-name="P3" draw:layer="layout" svg:width="1.648cm" svg:height="1.388cm" svg:x="19.236cm" svg:y="8.355cm" svg:viewBox="0 0 1649 1389" draw:points="1649,0 0,0 0,1389 1649,1389">
          <text:p/>
        </draw:polygon>
        <draw:polygon draw:style-name="gr3" draw:text-style-name="P3" draw:layer="layout" svg:width="1.831cm" svg:height="1.587cm" svg:x="7.512cm" svg:y="10.538cm" svg:viewBox="0 0 1832 1588" draw:points="0,0 1832,0 1832,1588 0,1588">
          <text:p/>
        </draw:polygon>
        <draw:polygon draw:style-name="gr3" draw:text-style-name="P3" draw:layer="layout" svg:width="1.831cm" svg:height="1.587cm" svg:x="9.894cm" svg:y="10.538cm" svg:viewBox="0 0 1832 1588" draw:points="0,0 1832,0 1832,1588 0,1588">
          <text:p/>
        </draw:polygon>
        <draw:polygon draw:style-name="gr4" draw:text-style-name="P5" draw:layer="layout" svg:width="3.296cm" svg:height="3.373cm" svg:x="8.428cm" svg:y="12.126cm" svg:viewBox="0 0 3297 3374" draw:points="0,0 3297,0 3297,3374 0,3374">
          <text:p text:style-name="P4"><text:span text:style-name="T1">15</text:span></text:p>
        </draw:polygon>
        <draw:polygon draw:style-name="gr3" draw:text-style-name="P3" draw:layer="layout" svg:width="1.464cm" svg:height="1.785cm" svg:x="8.428cm" svg:y="2.798cm" svg:viewBox="0 0 1465 1786" draw:points="0,397 733,397 733,0 1465,0 1465,1786 0,1786">
          <text:p/>
        </draw:polygon>
        <draw:polygon draw:style-name="gr3" draw:text-style-name="P3" draw:layer="layout" svg:width="0.915cm" svg:height="2.777cm" svg:x="15.6cm" svg:y="4.4cm" svg:viewBox="0 0 916 2778" draw:points="0,0 916,0 916,2778 0,2778">
          <text:p/>
        </draw:polygon>
        <draw:polygon draw:style-name="gr5" draw:text-style-name="P6" draw:layer="layout" svg:width="6.777cm" svg:height="5.754cm" svg:x="15.6cm" svg:y="2.6cm" svg:viewBox="0 0 6778 5755" draw:points="0,1786 0,0 6778,0 6778,5755 0,5755 0,4565 916,4565 916,1786">
          <text:p text:style-name="P4"><text:span text:style-name="T1">2</text:span></text:p>
        </draw:polygon>
        <draw:polygon draw:style-name="gr4" draw:text-style-name="P5" draw:layer="layout" svg:width="2.93cm" svg:height="1.785cm" svg:x="2.566cm" svg:y="2.798cm" svg:viewBox="0 0 2931 1786" draw:points="0,397 366,397 366,1786 2931,1786 2931,0 0,0">
          <text:p text:style-name="P4"><text:span text:style-name="T1">31</text:span></text:p>
        </draw:polygon>
        <draw:polygon draw:style-name="gr4" draw:text-style-name="P5" draw:layer="layout" svg:width="1.464cm" svg:height="1.785cm" svg:x="6.963cm" svg:y="2.798cm" svg:viewBox="0 0 1465 1786" draw:points="0,0 550,0 550,397 1465,397 1465,1786 0,1786">
          <text:p text:style-name="P4"><text:span text:style-name="T1">32</text:span></text:p>
        </draw:polygon>
        <draw:polygon draw:style-name="gr4" draw:text-style-name="P5" draw:layer="layout" svg:width="1.648cm" svg:height="1.388cm" svg:x="6.963cm" svg:y="8.355cm" svg:viewBox="0 0 1649 1389" draw:points="1649,1389 1649,0 0,0 0,1389">
          <text:p text:style-name="P4"><text:span text:style-name="T1">27</text:span></text:p>
        </draw:polygon>
        <draw:polygon draw:style-name="gr4" draw:text-style-name="P5" draw:layer="layout" svg:width="0.915cm" svg:height="1.388cm" svg:x="6.047cm" svg:y="8.355cm" svg:viewBox="0 0 916 1389" draw:points="0,1389 0,0 916,0 916,1389">
          <text:p text:style-name="P4"><text:span text:style-name="T1">29</text:span></text:p>
        </draw:polygon>
        <draw:polygon draw:style-name="gr4" draw:text-style-name="P5" draw:layer="layout" svg:width="1.648cm" svg:height="1.388cm" svg:x="4.398cm" svg:y="8.355cm" svg:viewBox="0 0 1649 1389" draw:points="0,1389 0,0 1649,0 1649,1389">
          <text:p text:style-name="P4"><text:span text:style-name="T1">26</text:span></text:p>
        </draw:polygon>
        <draw:polygon draw:style-name="gr4" draw:text-style-name="P5" draw:layer="layout" svg:width="1.648cm" svg:height="4.961cm" svg:x="11.726cm" svg:y="10.538cm" svg:viewBox="0 0 1649 4962" draw:points="0,0 550,0 550,1389 1465,1389 1465,2580 1649,2580 1649,4962 0,4962">
          <text:p text:style-name="P4"><text:span text:style-name="T1">14</text:span></text:p>
        </draw:polygon>
        <draw:polygon draw:style-name="gr4" draw:text-style-name="P5" draw:layer="layout" svg:width="1.648cm" svg:height="4.961cm" svg:x="6.78cm" svg:y="10.538cm" svg:viewBox="0 0 1649 4962" draw:points="0,0 733,0 733,1588 1649,1588 1649,4962 0,4962">
          <text:p text:style-name="P4"><text:span text:style-name="T1">16</text:span></text:p>
        </draw:polygon>
        <draw:polygon draw:style-name="gr4" draw:text-style-name="P5" draw:layer="layout" svg:width="1.281cm" svg:height="0.991cm" svg:x="5.497cm" svg:y="10.538cm" svg:viewBox="0 0 1282 992" draw:points="0,0 1282,0 1282,992 0,992">
          <text:p text:style-name="P4"><text:span text:style-name="T1">17</text:span></text:p>
        </draw:polygon>
        <draw:polygon draw:style-name="gr4" draw:text-style-name="P5" draw:layer="layout" svg:width="1.281cm" svg:height="0.991cm" svg:x="5.497cm" svg:y="11.531cm" svg:viewBox="0 0 1282 992" draw:points="0,992 0,0 1282,0 1282,992">
          <text:p text:style-name="P4"><text:span text:style-name="T1">18</text:span></text:p>
        </draw:polygon>
        <draw:polygon draw:style-name="gr4" draw:text-style-name="P5" draw:layer="layout" svg:width="1.281cm" svg:height="0.991cm" svg:x="5.497cm" svg:y="12.523cm" svg:viewBox="0 0 1282 992" draw:points="0,992 0,0 1282,0 1282,992">
          <text:p text:style-name="P4"><text:span text:style-name="T1">19</text:span></text:p>
        </draw:polygon>
        <draw:polygon draw:style-name="gr4" draw:text-style-name="P5" draw:layer="layout" svg:width="1.281cm" svg:height="0.991cm" svg:x="5.497cm" svg:y="13.515cm" svg:viewBox="0 0 1282 992" draw:points="0,992 0,0 1282,0 1282,992">
          <text:p text:style-name="P4"><text:span text:style-name="T1">20</text:span></text:p>
        </draw:polygon>
        <draw:polygon draw:style-name="gr4" draw:text-style-name="P5" draw:layer="layout" svg:width="2.197cm" svg:height="1.388cm" svg:x="2.566cm" svg:y="10.538cm" svg:viewBox="0 0 2198 1389" draw:points="0,0 2198,0 2198,1389 0,1389">
          <text:p text:style-name="P4"><text:span text:style-name="T1">25</text:span></text:p>
        </draw:polygon>
        <draw:polygon draw:style-name="gr4" draw:text-style-name="P5" draw:layer="layout" svg:width="1.831cm" svg:height="1.388cm" svg:x="2.566cm" svg:y="8.355cm" svg:viewBox="0 0 1832 1389" draw:points="0,1389 0,992 366,992 366,0 1832,0 1832,1389">
          <text:p text:style-name="P4"><text:span text:style-name="T1">30</text:span></text:p>
        </draw:polygon>
        <draw:polygon draw:style-name="gr4" draw:text-style-name="P5" draw:layer="layout" svg:width="2.197cm" svg:height="1.19cm" svg:x="2.566cm" svg:y="11.928cm" svg:viewBox="0 0 2198 1191" draw:points="0,0 2198,0 2198,1191 0,1191">
          <text:p text:style-name="P4"><text:span text:style-name="T1">24</text:span></text:p>
        </draw:polygon>
        <draw:polygon draw:style-name="gr4" draw:text-style-name="P5" draw:layer="layout" svg:width="2.197cm" svg:height="0.991cm" svg:x="2.566cm" svg:y="13.118cm" svg:viewBox="0 0 2198 992" draw:points="0,992 0,0 2198,0 2198,992">
          <text:p text:style-name="P4"><text:span text:style-name="T1">23</text:span></text:p>
        </draw:polygon>
        <draw:polygon draw:style-name="gr4" draw:text-style-name="P5" draw:layer="layout" svg:width="2.014cm" svg:height="0.991cm" svg:x="4.765cm" svg:y="14.508cm" svg:viewBox="0 0 2015 992" draw:points="0,992 0,0 2015,0 2015,992">
          <text:p text:style-name="P4"><text:span text:style-name="T1">21</text:span></text:p>
        </draw:polygon>
        <draw:polygon draw:style-name="gr4" draw:text-style-name="P5" draw:layer="layout" svg:width="2.564cm" svg:height="1.388cm" svg:x="2.2cm" svg:y="14.111cm" svg:viewBox="0 0 2565 1389" draw:points="0,0 2565,0 2565,1389 183,1389 183,992 0,992">
          <text:p text:style-name="P4"><text:span text:style-name="T1">22</text:span></text:p>
        </draw:polygon>
        <draw:polygon draw:style-name="gr2" draw:text-style-name="P2" draw:layer="layout" svg:width="1.464cm" svg:height="1.785cm" svg:x="5.497cm" svg:y="2.798cm" svg:viewBox="0 0 1465 1786" draw:points="0,0 1465,0 1465,1786 0,1786">
          <text:p/>
        </draw:polygon>
        <draw:custom-shape draw:style-name="gr6" draw:text-style-name="P7" draw:layer="layout" svg:width="1.282cm" svg:height="0.794cm" svg:x="9.527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282cm" svg:height="0.794cm" svg:x="13.924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3:50:26.930037705</meta:creation-date>
    <dc:date>2018-05-20T20:10:27.766756373</dc:date>
    <meta:editing-duration>PT46M58S</meta:editing-duration>
    <meta:editing-cycles>9</meta:editing-cycles>
    <meta:generator>LibreOffice/5.1.6.2$Linux_X86_64 LibreOffice_project/10m0$Build-2</meta:generator>
    <meta:document-statistic meta:object-count="38"/>
  </office:meta>
</office:document-meta>
</file>